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0.9307in"/>
    </style:style>
    <style:style style:name="co11" style:family="table-column">
      <style:table-column-properties fo:break-before="auto" style:column-width="1.3335in"/>
    </style:style>
    <style:style style:name="co12" style:family="table-column">
      <style:table-column-properties fo:break-before="auto" style:column-width="1.1528in"/>
    </style:style>
    <style:style style:name="co13" style:family="table-column">
      <style:table-column-properties fo:break-before="auto" style:column-width="1.4445in"/>
    </style:style>
    <style:style style:name="co14" style:family="table-column">
      <style:table-column-properties fo:break-before="auto" style:column-width="1.4028in"/>
    </style:style>
    <style:style style:name="co15" style:family="table-column">
      <style:table-column-properties fo:break-before="auto" style:column-width="1.139in"/>
    </style:style>
    <style:style style:name="co16" style:family="table-column">
      <style:table-column-properties fo:break-before="auto" style:column-width="0.9862in"/>
    </style:style>
    <style:style style:name="co17" style:family="table-column">
      <style:table-column-properties fo:break-before="auto" style:column-width="1.278in"/>
    </style:style>
    <style:style style:name="co18" style:family="table-column">
      <style:table-column-properties fo:break-before="auto" style:column-width="1.0555in"/>
    </style:style>
    <style:style style:name="co19" style:family="table-column">
      <style:table-column-properties fo:break-before="auto" style:column-width="1.0138in"/>
    </style:style>
    <style:style style:name="co20" style:family="table-column">
      <style:table-column-properties fo:break-before="auto" style:column-width="1.3752in"/>
    </style:style>
    <style:style style:name="co21" style:family="table-column">
      <style:table-column-properties fo:break-before="auto" style:column-width="1.2638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3193in"/>
    </style:style>
    <style:style style:name="co25" style:family="table-column">
      <style:table-column-properties fo:break-before="auto" style:column-width="1.1665in"/>
    </style:style>
    <style:style style:name="co26" style:family="table-column">
      <style:table-column-properties fo:break-before="auto" style:column-width="1.028in"/>
    </style:style>
    <style:style style:name="co27" style:family="table-column">
      <style:table-column-properties fo:break-before="auto" style:column-width="1.2917in"/>
    </style:style>
    <style:style style:name="co28" style:family="table-column">
      <style:table-column-properties fo:break-before="auto" style:column-width="1.1807in"/>
    </style:style>
    <style:style style:name="co29" style:family="table-column">
      <style:table-column-properties fo:break-before="auto" style:column-width="1.4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EURAUD">
      <style:table-properties table:display="true" style:writing-mode="lr-tb"/>
    </style:style>
    <style:style style:name="ta2" style:family="table" style:master-page-name="PageStyle_5f_GBPAUD">
      <style:table-properties table:display="true" style:writing-mode="lr-tb"/>
    </style:style>
    <style:style style:name="ta3" style:family="table" style:master-page-name="PageStyle_5f_EURCAD">
      <style:table-properties table:display="true" style:writing-mode="lr-tb"/>
    </style:style>
    <style:style style:name="ta4" style:family="table" style:master-page-name="PageStyle_5f_GBPCAD">
      <style:table-properties table:display="true" style:writing-mode="lr-tb"/>
    </style:style>
    <style:style style:name="ta5" style:family="table" style:master-page-name="PageStyle_5f_EURNZD">
      <style:table-properties table:display="true" style:writing-mode="lr-tb"/>
    </style:style>
    <style:style style:name="ta6" style:family="table" style:master-page-name="PageStyle_5f_GBPNZD">
      <style:table-properties table:display="true" style:writing-mode="lr-tb"/>
    </style:style>
    <style:style style:name="ta7" style:family="table" style:master-page-name="PageStyle_5f_GBPJPY">
      <style:table-properties table:display="true" style:writing-mode="lr-tb"/>
    </style:style>
    <style:style style:name="ta8" style:family="table" style:master-page-name="PageStyle_5f_EURJPY">
      <style:table-properties table:display="true" style:writing-mode="lr-tb"/>
    </style:style>
    <style:style style:name="ta9" style:family="table" style:master-page-name="PageStyle_5f_USDJPY">
      <style:table-properties table:display="true" style:writing-mode="lr-tb"/>
    </style:style>
    <style:style style:name="ta10" style:family="table" style:master-page-name="PageStyle_5f_AUDJPY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cc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007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00cc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ce43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25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00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0ce4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fo:background-color="#0070c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27">
      <style:table-cell-properties style:text-align-source="fix" style:repeat-content="false" style:rotation-align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3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1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75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6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4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0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18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4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3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82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3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0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none" svg:stroke-width="0in" draw:fill="solid" draw:fill-color="#5b9bd5" draw:textarea-vertical-align="top" draw:auto-grow-height="false" draw:fit-to-size="false" style:shrink-to-fit="false" fo:min-height="0.6268in" fo:min-width="2.2705in" fo:padding-top="0in" fo:padding-bottom="0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2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31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243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879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53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29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31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69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5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5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74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1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3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1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98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3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2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6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6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9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42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25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6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18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629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92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8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margin-top="0in" fo:margin-bottom="0in" fo:line-height="100%" fo:text-align="start" style:writing-mode="lr-tb"/>
    </style:style>
    <style:style style:name="P8" style:family="paragraph">
      <loext:graphic-properties draw:fill="solid" draw:fill-color="#5b9bd5"/>
      <style:paragraph-properties fo:margin-top="0in" fo:margin-bottom="0in" fo:line-height="100%" fo:text-align="start" style:writing-mode="lr-tb"/>
      <style:text-properties fo:font-size="18pt"/>
    </style:style>
    <style:style style:name="P9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URAU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5H00M00S" calcext:value-type="time">
            <text:p>5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 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 Total</text:p>
          </table:table-cell>
          <table:covered-table-cell table:style-name="ce13"/>
          <table:table-cell table:style-name="ce15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2">
          <table:table-cell table:style-name="ce6" table:number-columns-repeated="3"/>
          <table:table-cell table:style-name="ce16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" draw:text-style-name="P2" svg:width="2.8642in" svg:height="1.5102in" svg:x="7.4098in" svg:y="5.7913in" draw:caption-point-x="-0.1602in" draw:caption-point-y="0.920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Old low was taken out and price rallied higher forming a bullish MSS, this left behind a FVG.</text:span></text:p>
              <text:p text:style-name="P1"><text:span text:style-name="T4"/></text:p>
              <text:p text:style-name="P1"><text:span text:style-name="T2">1H:</text:span><text:span text:style-name="T3"> Clean high resting @ level 1.6650. Old low was wa taken out before the formation of a bullish MSS. </text:span></text:p>
              <text:p text:style-name="P1"><text:span text:style-name="T2">DD = 18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" draw:text-style-name="P2" svg:width="2.9894in" svg:height="1.9894in" svg:x="7.4098in" svg:y="7.7543in" draw:caption-point-x="-0.1602in" draw:caption-point-y="0.1079in">
              <dc:date>2024-06-23T00:00:00</dc:date>
              <text:p text:style-name="P1"><text:span text:style-name="T1">Trade insights:</text:span></text:p>
              <text:p text:style-name="P1"><text:span text:style-name="T2">4H:</text:span><text:span text:style-name="T3"> Clean highs were taken @ level 1.6653, after which a bearish MSS was formed, leaving behind a FVG that was filled and acted as a ressistance.</text:span></text:p>
              <text:p text:style-name="P1"><text:span text:style-name="T3"/></text:p>
              <text:p text:style-name="P1"><text:span text:style-name="T2">2H:</text:span><text:span text:style-name="T3"> Formation of a bearish MSS.</text:span></text:p>
              <text:p text:style-name="P1"><text:span text:style-name="T3"/></text:p>
              <text:p text:style-name="P1"><text:span text:style-name="T2">1H:</text:span><text:span text:style-name="T3"> Liquidity was taken out at the clean highs, which was then followed by a bearish MSS. Price traded back to the neck-line (mitigation block), and pushed lower after that.</text:span></text:p>
              <text:p text:style-name="P1"><text:span text:style-name="T3"/></text:p>
              <text:p text:style-name="P1"><text:span text:style-name="T2">Max DD:</text:span><text:span text:style-name="T3"> 4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1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3" draw:text-style-name="P2" svg:width="3.163in" svg:height="1.3539in" svg:x="7.4098in" svg:y="7.9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 </text:span><text:span text:style-name="T3">Previous old high was cleared</text:span></text:p>
              <text:p text:style-name="P1"><text:span text:style-name="T3"/></text:p>
              <text:p text:style-name="P1"><text:span text:style-name="T2">2H:</text:span><text:span text:style-name="T3"> An old high was broken, which led to the formation of a bearish MSS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2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" draw:text-style-name="P2" svg:width="2.9894in" svg:height="1.3748in" svg:x="7.4098in" svg:y="9.0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H:</text:span><text:span text:style-name="T3"> Bull trade was missed on Wednesday on the 18th. This was after the old lows (also clean lows) were broken @ 1.6574.</text:span></text:p>
              <text:p text:style-name="P1"><text:span text:style-name="T3">This was followed by a bullish MSS, which was then activated on 25th (this very trade).</text:span></text:p>
              <text:p text:style-name="P1"><text:span text:style-name="T3"/></text:p>
              <text:p text:style-name="P1"><text:span text:style-name="T2">Max DD:</text:span><text:span text:style-name="T3"> 23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1H00M00S" calcext:value-type="time">
            <text:p>1:00 AM</text:p>
          </table:table-cell>
          <table:table-cell table:style-name="ce3" office:value-type="string" calcext:value-type="string">
            <text:p>2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" draw:text-style-name="P2" svg:width="2.9787in" svg:height="2.0417in" svg:x="7.4098in" svg:y="9.2878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Break of old high @ the level 1.6799.</text:span></text:p>
              <text:p text:style-name="P1"><text:span text:style-name="T3"/></text:p>
              <text:p text:style-name="P1"><text:span text:style-name="T2">3H:</text:span><text:span text:style-name="T3"> Bearish MSS, leaving behind a FVG.</text:span></text:p>
              <text:p text:style-name="P1"><text:span text:style-name="T3"/></text:p>
              <text:p text:style-name="P1"><text:span text:style-name="T2">2H:</text:span><text:span text:style-name="T3"> Breach of the daily old high, followed by the formation of a bearish MSS + a FVG.</text:span></text:p>
              <text:p text:style-name="P1"><text:span text:style-name="T3"/></text:p>
              <text:p text:style-name="P1"><text:span text:style-name="T2">Max DD:</text:span><text:span text:style-name="T3"> 16 pips</text:span></text:p>
              <text:p text:style-name="P1"><text:span text:style-name="T3"/></text:p>
              <text:p text:style-name="P1"><text:span text:style-name="T2">NB:</text:span><text:span text:style-name="T3"> Always place your entries from the time frame that gives you a better entry (i.e. one that provides a small SL).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 Total</text:p>
          </table:table-cell>
          <table:covered-table-cell table:style-name="ce13"/>
          <table:table-cell table:style-name="ce15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6" draw:text-style-name="P2" svg:width="1.8264in" svg:height="0.9193in" svg:x="7.4098in" svg:y="10.82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3">Trade hit 100 pips which is more than 1:2 R:R.</text:span></text:p>
              <text:p text:style-name="P1"><text:span text:style-name="T3"/></text:p>
              <text:p text:style-name="P1"><text:span text:style-name="T2">Max DD: </text:span><text:span text:style-name="T3">6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1H00M00S" calcext:value-type="time">
            <text:p>1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7" draw:text-style-name="P2" svg:width="1.8264in" svg:height="0.8232in" svg:x="7.4098in" svg:y="11.97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2">Max DD:</text:span><text:span text:style-name="T3"> 5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 Total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8" draw:text-style-name="P2" svg:width="2.9894in" svg:height="1.1874in" svg:x="7.4098in" svg:y="14.6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>-</text:span><text:span text:style-name="T3">This was a minor retracement after price took out liquidity <text:s/>1.63211 level.</text:span></text:p>
              <text:p text:style-name="P1"><text:span text:style-name="T6">-</text:span><text:span text:style-name="T3">Though the trade seemed risky to take, it still panned out very well.</text:span></text:p>
              <text:p text:style-name="P1"><text:span text:style-name="T3"/></text:p>
              <text:p text:style-name="P1"><text:span text:style-name="T2">Max DD: </text:span><text:span text:style-name="T3">5.2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1.8264in" svg:height="0.8228in" svg:x="7.4098in" svg:y="15.8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7.2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10" draw:text-style-name="P2" svg:width="2.552in" svg:height="1.0972in" svg:x="7.4098in" svg:y="15.85in" draw:caption-point-x="-0.1602in" draw:caption-point-y="0.253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Price reached a maximum of </text:span><text:span text:style-name="T2">79 pips</text:span><text:span text:style-name="T3">, which was enough for me to place my trade in B.E., before it revesed after hitting the bearish OB in th 4H.</text:span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 Total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float" office:value="2024" calcext:value-type="float" table:number-columns-spanned="7" table:number-rows-spanned="2">
            <text:p>2024</text:p>
          </table:table-cell>
          <table:covered-table-cell table:number-columns-repeated="6" table:style-name="ce25"/>
          <table:table-cell table:number-columns-repeated="1017"/>
        </table:table-row>
        <table:table-row table:style-name="ro1">
          <table:covered-table-cell table:number-columns-repeated="7" table:style-name="ce2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11" draw:text-style-name="P2" svg:width="2.5102in" svg:height="1.065in" svg:x="7.4098in" svg:y="19.2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move to a total of 120pips before it reversed and hit my B.E.</text:span></text:p>
              <text:p text:style-name="P1"><text:span text:style-name="T3"/></text:p>
              <text:p text:style-name="P1"><text:span text:style-name="T2">Max DD: </text:span><text:span text:style-name="T3">18 pips</text:span></text:p>
              <text:p text:style-name="P1"><text:span text:style-name="T5"/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12" draw:text-style-name="P2" svg:width="2.4059in" svg:height="0.9193in" svg:x="7.4098in" svg:y="20.4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made a total of 66 pips, before reversing to my entry point.</text:span></text:p>
              <text:p text:style-name="P1"><text:span text:style-name="T3"/></text:p>
              <text:p text:style-name="P1"><text:span text:style-name="T2">Max DD: </text:span><text:span text:style-name="T3">25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3299in" svg:height="0.7098in" svg:x="7.4098in" svg:y="20.71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5142in" svg:height="0.7098in" svg:x="7.4098in" svg:y="21.86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4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January Total</text:p>
          </table:table-cell>
          <table:covered-table-cell table:style-name="ce13"/>
          <table:table-cell table:style-name="ce15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4" draw:text-style-name="P2" svg:width="2.7394in" svg:height="1.25in" svg:x="7.4098in" svg:y="23.2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had 2 entries of which the lower entry @ 1.64798 provided the better entry with a smaller SL and an earlier T.P. (Bullish O.B.)</text:span></text:p>
              <text:p text:style-name="P1"><text:span text:style-name="T3"/></text:p>
              <text:p text:style-name="P1"><text:span text:style-name="T2">Max DD (1st</text:span><text:span text:style-name="T3"> entry</text:span><text:span text:style-name="T2">): </text:span><text:span text:style-name="T3">17 pips</text:span></text:p>
              <text:p text:style-name="P1"><text:span text:style-name="T2">Max DD (2nd </text:span><text:span text:style-name="T3">entry</text:span><text:span text:style-name="T2">)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9th 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5" draw:text-style-name="P2" svg:width="1.2882in" svg:height="0.661in" svg:x="7.4098in" svg:y="23.5854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1.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16" draw:text-style-name="P2" svg:width="1.278in" svg:height="0.7098in" svg:x="7.4098in" svg:y="24.7354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S.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16" draw:text-style-name="P2" svg:width="1.2673in" svg:height="0.7098in" svg:x="7.4098in" svg:y="24.9268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20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3rd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7" draw:text-style-name="P2" svg:width="1.2673in" svg:height="0.5831in" svg:x="7.4098in" svg:y="25.1185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4"/></text:p>
              <text:p text:style-name="P1"><text:span text:style-name="T2">Max DD: </text:span><text:span text:style-name="T3">15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16" draw:text-style-name="P2" svg:width="1.2673in" svg:height="0.7098in" svg:x="7.4098in" svg:y="26.2685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S.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2465in" svg:height="0.7098in" svg:x="7.4098in" svg:y="26.502in" draw:caption-point-x="-0.1602in" draw:caption-point-y="-0.048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February Total</text:p>
          </table:table-cell>
          <table:covered-table-cell table:style-name="ce13"/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8" draw:text-style-name="P2" svg:width="3.663in" svg:height="1.0937in" svg:x="7.4201in" svg:y="27.9732in" draw:caption-point-x="-0.1705in" draw:caption-point-y="0.0142in">
              <dc:date>2024-06-23T00:00:00</dc:date>
              <text:p text:style-name="P1"><text:span text:style-name="T1">Trade insight:</text:span></text:p>
              <text:p text:style-name="P1"><text:span text:style-name="T3">Price provided 2 entries one @ level 1.66721 (</text:span><text:span text:style-name="T2">mitiation block</text:span><text:span text:style-name="T3">) and the second @ level 1.66807 (</text:span><text:span text:style-name="T2">4H bearish OB</text:span><text:span text:style-name="T3">).</text:span></text:p>
              <text:p text:style-name="P1"><text:span text:style-name="T3"/></text:p>
              <text:p text:style-name="P1"><text:span text:style-name="T2">Max DD </text:span><text:span text:style-name="T3">(@ 1.66721)</text:span><text:span text:style-name="T2">: </text:span><text:span text:style-name="T3">13 pips</text:span></text:p>
              <text:p text:style-name="P1"><text:span text:style-name="T2">Max DD</text:span><text:span text:style-name="T3"> (@ 1.66807)</text:span><text:span text:style-name="T2">: </text:span><text:span text:style-name="T3">5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8264in" svg:height="0.7098in" svg:x="7.4098in" svg:y="29.1437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20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rch Total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9" draw:text-style-name="P4" svg:width="1.1413in" svg:height="0.7083in" svg:x="7.4898in" svg:y="31.4177in" draw:caption-point-x="-0.2402in" draw:caption-point-y="0.5945in">
              <dc:date>2024-06-23T00:00:00</dc:date>
              <text:p text:style-name="P3"><text:span text:style-name="T7">Trade Insight</text:span></text:p>
              <text:p text:style-name="P3"><text:span text:style-name="T8"/></text:p>
              <text:p text:style-name="P3"><text:span text:style-name="T7">Max DD: </text:span><text:span text:style-name="T8">14pips</text:span></text:p>
              <text:p text:style-name="P3"><text:span text:style-name="T8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8H00M00S" calcext:value-type="time">
            <text:p>06:00:00 PM</text:p>
          </table:table-cell>
          <table:table-cell table:style-name="ce9" office:value-type="string" calcext:value-type="string">
            <text:p>17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April Total</text:p>
          </table:table-cell>
          <table:covered-table-cell table:style-name="ce13"/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0H00M00S" calcext:value-type="time">
            <text:p>10:00:00 AM</text:p>
          </table:table-cell>
          <table:table-cell table:style-name="ce9" office:value-type="string" calcext:value-type="string">
            <text:p>1<text:span text:style-name="T12">st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4.1165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23 pips</text:span></text:p>
            </office:annotation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17H00M00S" calcext:value-type="time">
            <text:p>05:00:00 PM</text:p>
          </table:table-cell>
          <table:table-cell table:style-name="ce9" office:value-type="string" calcext:value-type="string">
            <text:p>2<text:span text:style-name="T12">nd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uesday</text:p>
          </table:table-cell>
          <table:table-cell table:style-name="ce14" office:value-type="time" office:time-value="PT15H00M00S" calcext:value-type="time">
            <text:p>03:00:00 PM</text:p>
          </table:table-cell>
          <table:table-cell table:style-name="ce14" office:value-type="string" calcext:value-type="string">
            <text:p>14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5.4886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<text:s/>9 pips</text:span></text:p>
            </office:annotation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9H00M00S" calcext:value-type="time">
            <text:p>07:00:00 PM</text:p>
          </table:table-cell>
          <table:table-cell table:style-name="ce9" office:value-type="string" calcext:value-type="string">
            <text:p>15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5.6957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8">Trade hit </text:span><text:span text:style-name="T7">B.E.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Monday</text:p>
          </table:table-cell>
          <table:table-cell table:style-name="ce14" office:value-type="time" office:time-value="PT12H00M00S" calcext:value-type="time">
            <text:p>12:00:00 PM</text:p>
          </table:table-cell>
          <table:table-cell table:style-name="ce9" office:value-type="string" calcext:value-type="string">
            <text:p>20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08H00M00S" calcext:value-type="time">
            <text:p>08:00:00 AM</text:p>
          </table:table-cell>
          <table:table-cell table:style-name="ce9" office:value-type="string" calcext:value-type="string">
            <text:p>23<text:span text:style-name="T12">rd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Friday</text:p>
          </table:table-cell>
          <table:table-cell table:style-name="ce14" office:value-type="time" office:time-value="PT18H00M00S" calcext:value-type="time">
            <text:p>06:00:00 PM</text:p>
          </table:table-cell>
          <table:table-cell table:style-name="ce9" office:value-type="string" calcext:value-type="string">
            <text:p>24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B.E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y Total</text:p>
          </table:table-cell>
          <table:covered-table-cell table:style-name="ce13"/>
          <table:table-cell table:style-name="ce15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15H00M00S" calcext:value-type="time">
            <text:p>03:00:00 PM</text:p>
          </table:table-cell>
          <table:table-cell table:style-name="ce9" office:value-type="string" calcext:value-type="string">
            <text:p>13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uesday</text:p>
          </table:table-cell>
          <table:table-cell table:style-name="ce14" office:value-type="time" office:time-value="PT07H00M00S" calcext:value-type="time">
            <text:p>07:00:00 AM</text:p>
          </table:table-cell>
          <table:table-cell table:style-name="ce9" office:value-type="string" calcext:value-type="string">
            <text:p>18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9.9886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12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AUD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3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5" table:number-rows-spanned="1">
            <text:p>Total</text:p>
          </table:table-cell>
          <table:covered-table-cell table:number-columns-repeated="4" table:style-name="ce15"/>
          <table:table-cell table:style-name="ce3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August Total</text:p>
          </table:table-cell>
          <table:covered-table-cell table:style-name="ce13"/>
          <table:table-cell table:style-name="ce15" office:value-type="float" office:value="3.5" calcext:value-type="float">
            <text:p>3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 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 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13" calcext:value-type="float">
            <text:p>1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2" draw:text-style-name="P2" svg:width="2.448in" svg:height="2.3957in" svg:x="7.2429in" svg:y="4.6209in" draw:caption-point-x="-0.1602in" draw:caption-point-y="0.9413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The 1st old low was taken out but the 2nd low wasn't broken. This prevented the market from making an overall sell side MSS.</text:span></text:p>
              <text:p text:style-name="P1"><text:span text:style-name="T3">A bullish MSS was formed with a momentum candle, this formed a FVG that acted as an anchor to support price.</text:span></text:p>
              <text:p text:style-name="P1"><text:span text:style-name="T3"/></text:p>
              <text:p text:style-name="P1"><text:span text:style-name="T2">1H: </text:span><text:span text:style-name="T3">An old low was swept, and price formed a bullish MSS with momentum candles.</text:span></text:p>
              <text:p text:style-name="P1"><text:span text:style-name="T3">Clean highs rest at level 1.9240.</text:span></text:p>
              <text:p text:style-name="P1"><text:span text:style-name="T6">DD = 9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3" draw:text-style-name="P2" svg:width="2.9898in" svg:height="2.3224in" svg:x="7.2429in" svg:y="5.2917in" draw:caption-point-x="-0.1602in" draw:caption-point-y="0.4622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The overall MS is bullish, but still gave a sell posibility.</text:span></text:p>
              <text:p text:style-name="P1"><text:span text:style-name="T3"/></text:p>
              <text:p text:style-name="P1"><text:span text:style-name="T2">2H:</text:span><text:span text:style-name="T3"> Liquidity was purged, followed by the formation of a bearish OB.</text:span></text:p>
              <text:p text:style-name="P1"><text:span text:style-name="T3"/></text:p>
              <text:p text:style-name="P1"><text:span text:style-name="T2">1H:</text:span><text:span text:style-name="T3"> Liquidity wa purged. This was followed by the formation of a bearish MSS.</text:span></text:p>
              <text:p text:style-name="P1"><text:span text:style-name="T3"/></text:p>
              <text:p text:style-name="P1"><text:span text:style-name="T2">NB:</text:span><text:span text:style-name="T3"> Though MS is generally bullish, price presented us with a bearish retracement opportunity.</text:span></text:p>
              <text:p text:style-name="P1"><text:span text:style-name="T3"/></text:p>
              <text:p text:style-name="P1"><text:span text:style-name="T2">Max DD:</text:span><text:span text:style-name="T3"> 9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24" draw:text-style-name="P2" svg:width="3.3299in" svg:height="2.1146in" svg:x="7.2429in" svg:y="7.1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Old low was raided, which was then followed by a rapid bullish move. Formation of a bullish OB, whose entry aligns with the 2H entry.</text:span></text:p>
              <text:p text:style-name="P1"><text:span text:style-name="T3"/></text:p>
              <text:p text:style-name="P1"><text:span text:style-name="T2">2H:</text:span><text:span text:style-name="T3"> Formation of a bullish MSS.</text:span></text:p>
              <text:p text:style-name="P1"><text:span text:style-name="T3"/></text:p>
              <text:p text:style-name="P1"><text:span text:style-name="T2">1H:</text:span><text:span text:style-name="T3"> Bullish MSS coupled with a bullish OB ( OB was below our entry level )</text:span></text:p>
              <text:p text:style-name="P1"><text:span text:style-name="T3"/></text:p>
              <text:p text:style-name="P1"><text:span text:style-name="T2">NB:</text:span><text:span text:style-name="T3"> 2H gave the optimal entry, but if I had used the 1H OB for my entry I would'nt have been stopped out.</text:span></text:p>
              <text:p text:style-name="P1"><text:span text:style-name="T3">Price hit TP on Monday after the NFP raid on Friday. 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4H00M00S" calcext:value-type="time">
            <text:p>4:00 A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5" draw:text-style-name="P2" svg:width="1.8264in" svg:height="0.8232in" svg:x="7.2429in" svg:y="8.3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3H00M00S" calcext:value-type="time">
            <text:p>11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26" draw:text-style-name="P2" svg:width="3.1634in" svg:height="1.9587in" svg:x="7.2429in" svg:y="9.4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faced some resistance to the upwards but eventually bought, taking out the BSL @ 1.9146 level.</text:span></text:p>
              <text:p text:style-name="P1"><text:span text:style-name="T3">Price then reached a level of interest when it hit level 1.9175 (inline with the 3H &amp; 1H <text:s/>mitigation blocks), while failing to reach the second point of interest @ level 1.9183 (inline with the 4H OB &amp; 2H mitigation block) </text:span></text:p>
              <text:p text:style-name="P1"><text:span text:style-name="T3"/></text:p>
              <text:p text:style-name="P1"><text:span text:style-name="T3">Trade still made a </text:span><text:span text:style-name="T2">R:R </text:span><text:span text:style-name="T3">of </text:span><text:span text:style-name="T2">1:2</text:span></text:p>
              <text:p text:style-name="P1"><text:span text:style-name="T3"/></text:p>
              <text:p text:style-name="P1"><text:span text:style-name="T2">MAX DD: </text:span><text:span text:style-name="T3">29 pips</text:span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7" draw:text-style-name="P2" svg:width="1.8264in" svg:height="0.8232in" svg:x="7.2429in" svg:y="10.6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7" draw:text-style-name="P2" svg:width="1.8264in" svg:height="0.5319in" svg:x="7.2429in" svg:y="12.16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8" draw:text-style-name="P2" svg:width="3.1634in" svg:height="1.2083in" svg:x="7.2429in" svg:y="13.31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>-</text:span><text:span text:style-name="T3">Price was consolidating in the daily TF, before it took out SSL @ the 1.9016 level.</text:span></text:p>
              <text:p text:style-name="P1"><text:span text:style-name="T6">-</text:span><text:span text:style-name="T3">This left behind a long wick, and an entry was given in the 1H TF.</text:span></text:p>
              <text:p text:style-name="P1"><text:span text:style-name="T3"/></text:p>
              <text:p text:style-name="P1"><text:span text:style-name="T2">Max DD: </text:span><text:span text:style-name="T3">8.8 pips</text:span></text:p>
            </office:annotation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2.448in" svg:height="0.8228in" svg:x="7.2429in" svg:y="13.5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5"/></text:p>
              <text:p text:style-name="P1"><text:span text:style-name="T2">Max DD: </text:span><text:span text:style-name="T3">4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29" draw:text-style-name="P2" svg:width="2.6354in" svg:height="0.9681in" svg:x="7.3055in" svg:y="14.6543in" draw:caption-point-x="-0.2228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Price traded up by </text:span><text:span text:style-name="T2">61 </text:span><text:span text:style-name="T3">pips, before it came back to BE and then rallied higher by a maximum of </text:span><text:span text:style-name="T2">78 </text:span><text:span text:style-name="T3">pips and finally reversed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2" calcext:value-type="float">
            <text:p>-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30" draw:text-style-name="P2" svg:width="3.1634in" svg:height="1.7106in" svg:x="7.2429in" svg:y="16.1878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bought by a maximum of </text:span><text:span text:style-name="T2">118 pips </text:span><text:span text:style-name="T3">before it reversed and hit B.E.</text:span></text:p>
              <text:p text:style-name="P1"><text:span text:style-name="T3"/></text:p>
              <text:p text:style-name="P1"><text:span text:style-name="T3">From the O.B. that rested below the neck line (1st entry), price had a maximum </text:span><text:span text:style-name="T2">DD </text:span><text:span text:style-name="T3">of </text:span><text:span text:style-name="T2">32 pips, </text:span><text:span text:style-name="T3"><text:s/>before it reversed and rallied higher by </text:span><text:span text:style-name="T2"><text:s/>129 pips</text:span><text:span text:style-name="T3">.</text:span></text:p>
              <text:p text:style-name="P1"><text:span text:style-name="T3"/></text:p>
              <text:p text:style-name="P1"><text:span text:style-name="T3">From the initial entry (at the neck line), price had:</text:span></text:p>
              <text:p text:style-name="P1"><text:span text:style-name="T2">Max DD = 3.3 pips</text:span><text:span text:style-name="T3">.</text:span></text:p>
              <text:p text:style-name="P1"><text:span text:style-name="T4"/></text:p>
              <text:p text:style-name="P1"><text:span text:style-name="T4"/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float" office:value="2024" calcext:value-type="float" table:number-columns-spanned="7" table:number-rows-spanned="2">
            <text:p>2024</text:p>
          </table:table-cell>
          <table:covered-table-cell table:number-columns-repeated="6" table:style-name="ce25"/>
          <table:table-cell table:number-columns-repeated="1017"/>
        </table:table-row>
        <table:table-row table:style-name="ro1">
          <table:covered-table-cell table:number-columns-repeated="7" table:style-name="ce2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31" draw:text-style-name="P2" svg:width="2.3441in" svg:height="1.0484in" svg:x="7.2429in" svg:y="19.4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moved a total of 117 pips from the entry level @ 1.93271, before it reversed and eventualy hit B.E.</text:span></text:p>
              <text:p text:style-name="P1"><text:span text:style-name="T3"/></text:p>
              <text:p text:style-name="P1"><text:span text:style-name="T2">Max DD: </text:span><text:span text:style-name="T3">21 pips</text:span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>
            <draw:custom-shape draw:z-index="0" draw:name="TextBox 1" draw:style-name="gr21" draw:text-style-name="P8" svg:width="2.4669in" svg:height="0.6264in" svg:x="0.2059in" svg:y="0.0098in">
              <text:p text:style-name="P7"><text:span text:style-name="T9">The above trade from 18th and the trade below are almost on the same level, with a pip difference of 3.8 pip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2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2" draw:text-style-name="P2" svg:width="2.0244in" svg:height="0.9193in" svg:x="7.2429in" svg:y="20.5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Entry level was at the level 1.93308.</text:span></text:p>
              <text:p text:style-name="P1"><text:span text:style-name="T3"/></text:p>
              <text:p text:style-name="P1"><text:span text:style-name="T2">Max DD: </text:span><text:span text:style-name="T3">10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1" draw:text-style-name="P2" svg:width="2.8646in" svg:height="1.0484in" svg:x="7.2429in" svg:y="21.7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presented 2 entries 1 @ the level 1.92270 (breaker) and the 2nd @ the level 1.92193 (bullish OB).</text:span></text:p>
              <text:p text:style-name="P1"><text:span text:style-name="T3"/></text:p>
              <text:p text:style-name="P1"><text:span text:style-name="T2">Max DD: </text:span><text:span text:style-name="T3">16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January Total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2" draw:text-style-name="P2" svg:width="2.8854in" svg:height="0.9898in" svg:x="7.2429in" svg:y="23.2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gave us 2 entries one @ level 1.93842 (breaker), and the second @ level 1.93932 (FVG). Both levels hit an RR of 1:3.</text:span></text:p>
              <text:p text:style-name="P1"><text:span text:style-name="T3"/></text:p>
              <text:p text:style-name="P1"><text:span text:style-name="T2">Max DD: </text:span><text:span text:style-name="T3">10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12" draw:text-style-name="P2" svg:width="2.5209in" svg:height="0.9193in" svg:x="7.2429in" svg:y="23.47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3">Price made a total of 104 pips before it reversed an hit my B.E.</text:span></text:p>
              <text:p text:style-name="P1"><text:span text:style-name="T3"/></text:p>
              <text:p text:style-name="P1"><text:span text:style-name="T2">Max DD: </text:span><text:span text:style-name="T3">6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13" draw:text-style-name="P2" svg:width="1.8264in" svg:height="0.7098in" svg:x="7.2429in" svg:y="24.62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S.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3" draw:text-style-name="P2" svg:width="1.8264in" svg:height="0.6354in" svg:x="7.2429in" svg:y="25.77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4"/></text:p>
              <text:p text:style-name="P1"><text:span text:style-name="T2">Max DD: </text:span><text:span text:style-name="T3">4.3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February Total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4" draw:text-style-name="P2" svg:width="2.9898in" svg:height="2.5835in" svg:x="7.2429in" svg:y="27.3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 </text:span><text:span text:style-name="T3">Formation of a swing low that was later broken and led to the formation of an M pattern (with the left shoulder being higher than the right shoulder). A </text:span><text:span text:style-name="T2">bearish OB </text:span><text:span text:style-name="T3"><text:s/>was formed that served as my entry level (@ </text:span><text:span text:style-name="T2">1.95250</text:span><text:span text:style-name="T3"> ).</text:span></text:p>
              <text:p text:style-name="P1"><text:span text:style-name="T3"/></text:p>
              <text:p text:style-name="P1"><text:span text:style-name="T2">3H: </text:span><text:span text:style-name="T3">Formation of an M pattern that gave me an entry @ the </text:span><text:span text:style-name="T2">mitigation block </text:span><text:span text:style-name="T3">@ the level </text:span><text:span text:style-name="T2">1.95255.</text:span></text:p>
              <text:p text:style-name="P1"><text:span text:style-name="T2"/></text:p>
              <text:p text:style-name="P1"><text:span text:style-name="T2">1H: </text:span><text:span text:style-name="T3"><text:s/></text:span><text:span text:style-name="T2">FVG </text:span><text:span text:style-name="T3">that was coinciding with the OB and mitigation block was filled and price pushed lower rapidly.</text:span></text:p>
              <text:p text:style-name="P1"><text:span text:style-name="T3"/></text:p>
              <text:p text:style-name="P1"><text:span text:style-name="T2">Max DD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35" draw:text-style-name="P2" svg:width="3.174in" svg:height="1.1457in" svg:x="7.2429in" svg:y="28.4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Setup was fine on the 4H, 3H, and the 2H TF, however there was a minor </text:span><text:span text:style-name="T2">W</text:span><text:span text:style-name="T3"> pattern formation in the 1H TH that offered a mitigation block as an entry point. I did not use this as my entry because it did not meet my trading ojectives for a valid entry.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1" draw:text-style-name="P2" svg:width="2.8752in" svg:height="1.0484in" svg:x="7.2429in" svg:y="28.6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gave me a second entry that formed a clear and perfect entry model. Price was a bit indecisive but it eventualy rallied higher.</text:span></text:p>
              <text:p text:style-name="P1"><text:span text:style-name="T3"/></text:p>
              <text:p text:style-name="P1"><text:span text:style-name="T2">Max DD: </text:span><text:span text:style-name="T3">37.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5453in" svg:height="0.7098in" svg:x="7.2429in" svg:y="29.7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28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rch Total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0H00M00S" calcext:value-type="time">
            <text:p>12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hursday</text:p>
          </table:table-cell>
          <table:table-cell table:style-name="ce36" office:value-type="time" office:time-value="PT11H00M00S" calcext:value-type="time">
            <text:p>11:00 AM</text:p>
          </table:table-cell>
          <table:table-cell table:style-name="ce9" office:value-type="string" calcext:value-type="string">
            <text:p>11th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6" draw:text-style-name="P10" svg:width="1.1413in" svg:height="0.8075in" svg:x="7.3228in" svg:y="31.9929in" draw:caption-point-x="-0.2402in" draw:caption-point-y="0.5945in">
              <dc:date>2024-06-23T00:00:00</dc:date>
              <text:p text:style-name="P9"><text:span text:style-name="T7">Trade insight</text:span></text:p>
              <text:p text:style-name="P9"><text:span text:style-name="T7"/></text:p>
              <text:p text:style-name="P9"><text:span text:style-name="T8">Price sold to a maximum of 64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08H00M00S" calcext:value-type="time">
            <text:p>08:00:00 AM</text:p>
          </table:table-cell>
          <table:table-cell table:style-name="ce9" office:value-type="string" calcext:value-type="string">
            <text:p>17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7" draw:text-style-name="P10" svg:width="1.1413in" svg:height="0.7083in" svg:x="7.3228in" svg:y="33.1429in" draw:caption-point-x="-0.2402in" draw:caption-point-y="0.5945in">
              <dc:date>2024-06-23T00:00:00</dc:date>
              <text:p text:style-name="P9"><text:span text:style-name="T7">Trade insight</text:span></text:p>
              <text:p text:style-name="P9"><text:span text:style-name="T7"/></text:p>
              <text:p text:style-name="P9"><text:span text:style-name="T8">Price sold to a max of 75 pips</text:span></text:p>
            </office:annotation>
            <text:p>N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Friday</text:p>
          </table:table-cell>
          <table:table-cell table:style-name="ce14" office:value-type="time" office:time-value="PT04H00M00S" calcext:value-type="time">
            <text:p>04:00:00 AM</text:p>
          </table:table-cell>
          <table:table-cell table:style-name="ce9" office:value-type="string" calcext:value-type="string">
            <text:p>19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37" draw:text-style-name="P10" svg:width="1.1413in" svg:height="0.7083in" svg:x="7.3228in" svg:y="33.3496in" draw:caption-point-x="-0.2402in" draw:caption-point-y="0.5945in">
              <dc:date>2024-06-23T00:00:00</dc:date>
              <text:p text:style-name="P9"><text:span text:style-name="T7">Trade insight</text:span></text:p>
              <text:p text:style-name="P9"><text:span text:style-name="T7"/></text:p>
              <text:p text:style-name="P9"><text:span text:style-name="T7">Max DD: </text:span><text:span text:style-name="T8">11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April Total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0H00M00S" calcext:value-type="time">
            <text:p>10:00:00 AM</text:p>
          </table:table-cell>
          <table:table-cell table:style-name="ce9" office:value-type="string" calcext:value-type="string">
            <text:p>1<text:span text:style-name="T12">st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3228in" svg:y="34.8984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<text:s/>12 pips</text:span></text:p>
            </office:annotation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17H00M00S" calcext:value-type="time">
            <text:p>05:00:00 PM</text:p>
          </table:table-cell>
          <table:table-cell table:style-name="ce9" office:value-type="string" calcext:value-type="string">
            <text:p>2<text:span text:style-name="T12">nd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uesday</text:p>
          </table:table-cell>
          <table:table-cell table:style-name="ce14" office:value-type="time" office:time-value="PT15H00M00S" calcext:value-type="time">
            <text:p>03:00:00 PM</text:p>
          </table:table-cell>
          <table:table-cell table:style-name="ce9" office:value-type="string" calcext:value-type="string">
            <text:p>7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8" draw:text-style-name="P6" svg:width="1.1413in" svg:height="0.9531in" svg:x="7.3228in" svg:y="36.2705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8 pips</text:span></text:p>
              <text:p text:style-name="P5"><text:span text:style-name="T8"/></text:p>
              <text:p text:style-name="P5"><text:span text:style-name="T7">Max Price: </text:span><text:span text:style-name="T8">70 pips</text:span></text:p>
            </office:annotation>
            <text:p>N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Friday</text:p>
          </table:table-cell>
          <table:table-cell table:style-name="ce14" office:value-type="time" office:time-value="PT08H00M00S" calcext:value-type="time">
            <text:p>08:00:00 AM</text:p>
          </table:table-cell>
          <table:table-cell table:style-name="ce9" office:value-type="string" calcext:value-type="string">
            <text:p>10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8" draw:text-style-name="P6" svg:width="1.1413in" svg:height="0.9531in" svg:x="7.3228in" svg:y="36.4776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6 pips</text:span></text:p>
              <text:p text:style-name="P5"><text:span text:style-name="T8"/></text:p>
              <text:p text:style-name="P5"><text:span text:style-name="T7">Max Price: </text:span><text:span text:style-name="T8">100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11H00M00S" calcext:value-type="time">
            <text:p>11:00:00 AM</text:p>
          </table:table-cell>
          <table:table-cell table:style-name="ce9" office:value-type="string" calcext:value-type="string">
            <text:p>16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20" draw:text-style-name="P6" svg:width="1.1413in" svg:height="0.7083in" svg:x="7.3228in" svg:y="37.6429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Price: </text:span><text:span text:style-name="T8">75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y Total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2H00M00S" calcext:value-type="time">
            <text:p>12:00:00 PM</text:p>
          </table:table-cell>
          <table:table-cell table:style-name="ce9" office:value-type="string" calcext:value-type="string">
            <text:p>5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Friday</text:p>
          </table:table-cell>
          <table:table-cell table:style-name="ce14" office:value-type="time" office:time-value="PT07H00M00S" calcext:value-type="time">
            <text:p>07:00:00 AM</text:p>
          </table:table-cell>
          <table:table-cell table:style-name="ce9" office:value-type="string" calcext:value-type="string">
            <text:p>7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3228in" svg:y="39.3984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18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Monday</text:p>
          </table:table-cell>
          <table:table-cell table:style-name="ce14" office:value-type="time" office:time-value="PT11H00M00S" calcext:value-type="time">
            <text:p>11:00:00 AM</text:p>
          </table:table-cell>
          <table:table-cell table:style-name="ce9" office:value-type="string" calcext:value-type="string">
            <text:p>24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7" draw:text-style-name="P10" svg:width="1.1413in" svg:height="1.0988in" svg:x="7.3228in" svg:y="40.372in" draw:caption-point-x="-0.2402in" draw:caption-point-y="0.5945in">
              <dc:date>2024-06-26T00:00:00</dc:date>
              <text:p text:style-name="P5"><text:span text:style-name="T10">Trade insight</text:span></text:p>
              <text:p text:style-name="P5"><text:span text:style-name="T10"/></text:p>
              <text:p text:style-name="P5"><text:span text:style-name="T11">Price reached a total value of 87 pips before reversing and hitting B.E.</text:span></text:p>
            </office:annotation>
            <text:p>No</text:p>
          </table:table-cell>
          <table:table-cell table:number-columns-repeated="1017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CAD" table:style-name="ta3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, week 4 &amp; September, week 1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01, Sep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9" draw:text-style-name="P2" svg:width="1.8264in" svg:height="0.8335in" svg:x="7.9165in" svg:y="6.7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21 pips</text:span></text:p>
              <text:p text:style-name="P1"><text:span text:style-name="T5"/></text:p>
            </office:annotation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CAD" table:style-name="ta4">
        <table:table-column table:style-name="co12" table:number-columns-repeated="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, week 4 &amp; September, week 1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01, Sep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5" table:number-rows-spanned="1">
            <text:p>Total</text:p>
          </table:table-cell>
          <table:covered-table-cell table:number-columns-repeated="4" table:style-name="ce15"/>
          <table:table-cell table:style-name="ce12" office:value-type="float" office:value="5.3" calcext:value-type="float">
            <text:p>5.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1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40" draw:text-style-name="P2" svg:width="3.163in" svg:height="1.9894in" svg:x="8.1217in" svg:y="3.2417in" draw:caption-point-x="-0.1602in" draw:caption-point-y="0.2122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rejected off a bullish OB.</text:span></text:p>
              <text:p text:style-name="P1"><text:span text:style-name="T3"/></text:p>
              <text:p text:style-name="P1"><text:span text:style-name="T2">4H:</text:span><text:span text:style-name="T3"> Clean lows were taken out, after which price formed a bullish MSS. Price then retraced to the neck-line (bullish OB).</text:span></text:p>
              <text:p text:style-name="P1"><text:span text:style-name="T3"/></text:p>
              <text:p text:style-name="P1"><text:span text:style-name="T2">1H:</text:span><text:span text:style-name="T3"> Formation of a bullish MSS</text:span></text:p>
              <text:p text:style-name="P1"><text:span text:style-name="T3"/></text:p>
              <text:p text:style-name="P1"><text:span text:style-name="T2">Max DD: </text:span><text:span text:style-name="T3">20 pips</text:span></text:p>
              <text:p text:style-name="P1"><text:span text:style-name="T3"/></text:p>
              <text:p text:style-name="P1"><text:span text:style-name="T2">NB:</text:span><text:span text:style-name="T3"> Price retraced to the entry level and bought rapidly beyond TP.</text:span></text:p>
              <text:p text:style-name="P1"><text:span text:style-name="T3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 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5035in" svg:height="0.7098in" svg:x="8.1217in" svg:y="4.9937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2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41" draw:text-style-name="P2" svg:width="3.1839in" svg:height="1.4165in" svg:x="8.1217in" svg:y="6.1437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2">1H: </text:span><text:span text:style-name="T3"><text:s/>Price took out a previous BLS and formed a bearish MSS, price then retraced to the bearish breaker which coincides with the bearish OB. This level acted as resistance pushing price lower.</text:span></text:p>
              <text:p text:style-name="P1"><text:span text:style-name="T3"/></text:p>
              <text:p text:style-name="P1"><text:span text:style-name="T2">MAX DD: </text:span><text:span text:style-name="T3">31 pips</text:span></text:p>
              <text:p text:style-name="P1"><text:span text:style-name="T3"/></text:p>
              <text:p text:style-name="P1"><text:span text:style-name="T3">Trade hit B.E., but still made a </text:span><text:span text:style-name="T2">R:R </text:span><text:span text:style-name="T3"><text:s/>of </text:span><text:span text:style-name="T2"><text:s/>1:2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2" draw:text-style-name="P2" svg:width="1.8264in" svg:height="0.8331in" svg:x="8.1217in" svg:y="7.4854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2">4H &amp; 3H </text:span><text:span text:style-name="T3"><text:s/>offered the most clear entry level.</text:span></text:p>
              <text:p text:style-name="P1"><text:span text:style-name="T2">Max DD: </text:span><text:span text:style-name="T3">20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3" draw:text-style-name="P2" svg:width="1.8264in" svg:height="0.8331in" svg:x="8.1217in" svg:y="8.9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3.3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3H00M00S" calcext:value-type="time">
            <text:p>11:00 PM</text:p>
          </table:table-cell>
          <table:table-cell table:style-name="ce3" office:value-type="string" calcext:value-type="string">
            <text:p>1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4" draw:text-style-name="P2" svg:width="1.8264in" svg:height="0.8335in" svg:x="8.1217in" svg:y="9.21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1.7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9" draw:text-style-name="P2" svg:width="1.8264in" svg:height="0.8335in" svg:x="8.1217in" svg:y="10.2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12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44" draw:text-style-name="P2" svg:width="1.8264in" svg:height="0.8335in" svg:x="8.1217in" svg:y="10.55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6.5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NZD" table:style-name="ta5"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, week 4 &amp; September, week 1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01, Sep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5" table:number-rows-spanned="1">
            <text:p>Total</text:p>
          </table:table-cell>
          <table:covered-table-cell table:number-columns-repeated="4" table:style-name="ce15"/>
          <table:table-cell table:style-name="ce12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5H00M00S" calcext:value-type="time">
            <text:p>5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 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 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45" draw:text-style-name="P2" svg:width="2.1598in" svg:height="1.3126in" svg:x="7.1874in" svg:y="6.0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he trade rallied up 70 pips and came back to break even on Tuesday 12:00 AM (Midnight), before buying finally taking out the overlying BSL. Though the trade occurred at an odd hour it achieved to make a 1:3 RR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13" calcext:value-type="float">
            <text:p>1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6" draw:text-style-name="P2" svg:width="2.6354in" svg:height="1.9898in" svg:x="7.0831in" svg:y="7.9728in" draw:caption-point-x="-0.0559in" draw:caption-point-y="0.8476in">
              <dc:date>2024-06-23T00:00:00</dc:date>
              <text:p text:style-name="P1"><text:span text:style-name="T1">Trade insight:</text:span></text:p>
              <text:p text:style-name="P1"><text:span text:style-name="T2">1D, 4H:</text:span><text:span text:style-name="T3"> Clean highs resting at the level 1.7830.</text:span></text:p>
              <text:p text:style-name="P1"><text:span text:style-name="T3"/></text:p>
              <text:p text:style-name="P1"><text:span text:style-name="T2">1H:</text:span><text:span text:style-name="T3"> An old low was taken out and a bullish MSS was formed with very strong propulsion candles.</text:span></text:p>
              <text:p text:style-name="P1"><text:span text:style-name="T3"/></text:p>
              <text:p text:style-name="P1"><text:span text:style-name="T3">2 PD arrays were formed, bullish breaker &amp; FVG. The FVG was prefered, because it was lower than the breaker thus allowing us to buy at a deep discount.</text:span></text:p>
              <text:p text:style-name="P1"><text:span text:style-name="T6">DD = 27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47" draw:text-style-name="P2" svg:width="3.1425in" svg:height="1.3957in" svg:x="7.2185in" svg:y="8.8937in" draw:caption-point-x="-0.1913in" draw:caption-point-y="0.1185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Clean highs were wiped out, from the previous buy.</text:span></text:p>
              <text:p text:style-name="P1"><text:span text:style-name="T3"/></text:p>
              <text:p text:style-name="P1"><text:span text:style-name="T2">1H:</text:span><text:span text:style-name="T3"> Formation of a bearish MSS, just after taking out the liquidity above. The move did not have a strong bearish momentum, so it must have contributed to price not wanting to sell imediately which led to us taking a loss.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48" draw:text-style-name="P2" svg:width="2.948in" svg:height="1.565in" svg:x="7.1457in" svg:y="10.0335in" draw:caption-point-x="-0.1185in" draw:caption-point-y="0.1287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Clean high was taken out, which was followed by the formation of a bearish MSS. Price traded to the neck-line (bearish breaker) and eventually formed a FVG above that was then filled and price pushed lower.</text:span></text:p>
              <text:p text:style-name="P1"><text:span text:style-name="T3"/></text:p>
              <text:p text:style-name="P1"><text:span text:style-name="T2">2H, 1H:</text:span><text:span text:style-name="T3"> BSL was taken out after which a bearish MSS was formed, leading to a retracement to the breaker and price pushed lower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1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49" draw:text-style-name="P2" svg:width="3.174in" svg:height="1.2398in" svg:x="7.1874in" svg:y="10.2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, 4H:</text:span><text:span text:style-name="T3"> An old high was cleared.</text:span></text:p>
              <text:p text:style-name="P1"><text:span text:style-name="T4"/></text:p>
              <text:p text:style-name="P1"><text:span text:style-name="T2">1H:</text:span><text:span text:style-name="T4"> </text:span><text:span text:style-name="T3">Formation of a bearish MS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2" calcext:value-type="float">
            <text:p>-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2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50" draw:text-style-name="P2" svg:width="2.8752in" svg:height="0.7902in" svg:x="7.1874in" svg:y="12.9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2H:</text:span><text:span text:style-name="T3"> Old low was raided, which was followed by a bullush MSS. I used this as my entry as it provided the optimal entry leve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4" draw:text-style-name="P2" svg:width="3.5071in" svg:height="2.5835in" svg:x="7.1874in" svg:y="14.0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retraced to 50% of the previous bullish move. Price partially filled in the FVG resting just below the 50% fib level. Clean highs resting above @ level 1.8268.</text:span></text:p>
              <text:p text:style-name="P1"><text:span text:style-name="T3"/></text:p>
              <text:p text:style-name="P1"><text:span text:style-name="T2">4H:</text:span><text:span text:style-name="T3"> Old low raided.</text:span></text:p>
              <text:p text:style-name="P1"><text:span text:style-name="T3"/></text:p>
              <text:p text:style-name="P1"><text:span text:style-name="T2">2H:</text:span><text:span text:style-name="T3"> Old low raided and afterwards formed a bullish OB, which acted as support pushing prices higher. (This could have served as our entry TF).</text:span></text:p>
              <text:p text:style-name="P1"><text:span text:style-name="T3"/></text:p>
              <text:p text:style-name="P1"><text:span text:style-name="T2">1H:</text:span><text:span text:style-name="T3"> Formation of a bullish MSS. Liquidity is resting above as old highs and clean highs.</text:span></text:p>
              <text:p text:style-name="P1"><text:span text:style-name="T3"/></text:p>
              <text:p text:style-name="P1"><text:span text:style-name="T2">NB:</text:span><text:span text:style-name="T3"> Candles were tightly formed close together, therefore I never saw the move clearly.</text:span></text:p>
              <text:p text:style-name="P1"><text:span text:style-name="T2">MaxDD:</text:span><text:span text:style-name="T5"> </text:span><text:span text:style-name="T3">0 (no DD)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3H00M00S" calcext:value-type="time">
            <text:p>11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9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51" draw:text-style-name="P2" svg:width="2.7291in" svg:height="1.0311in" svg:x="7.1874in" svg:y="17.91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made an </text:span><text:span text:style-name="T2">R:R </text:span><text:span text:style-name="T3"><text:s/>of </text:span><text:span text:style-name="T2">1:2</text:span><text:span text:style-name="T3"> (Total of 106 pips)</text:span></text:p>
              <text:p text:style-name="P1"><text:span text:style-name="T3"/></text:p>
              <text:p text:style-name="P1"><text:span text:style-name="T2">Max DD: </text:span><text:span text:style-name="T3">29 pips</text:span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9" draw:text-style-name="P2" svg:width="1.535in" svg:height="0.8228in" svg:x="7.1874in" svg:y="18.1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17.3 pips</text:span></text:p>
              <text:p text:style-name="P1"><text:span text:style-name="T3"/></text:p>
              <text:p text:style-name="P1"><text:span text:style-name="T3">Trade hit B.E.</text:span></text:p>
              <text:p text:style-name="P1"><text:span text:style-name="T5"/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1.8264in" svg:height="0.8228in" svg:x="7.1874in" svg:y="19.2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20.3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2" draw:text-style-name="P2" svg:width="3.1634in" svg:height="1.1776in" svg:x="7.1874in" svg:y="19.4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42.2 pips</text:span></text:p>
              <text:p text:style-name="P1"><text:span text:style-name="T3"/></text:p>
              <text:p text:style-name="P1"><text:span text:style-name="T3">If Ihad executed the trade from the FVG above @ the level btwn 1.77036 - 1.77025, the </text:span><text:span text:style-name="T2">Max DD = 31.2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5" draw:text-style-name="P2" svg:width="1.8264in" svg:height="0.8232in" svg:x="7.1874in" svg:y="20.5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0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NZD" table:style-name="ta6">
        <table:table-column table:style-name="co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2" draw:text-style-name="P2" svg:width="1.8264in" svg:height="0.8331in" svg:x="7.9063in" svg:y="1.9268in" draw:caption-point-x="-0.1602in" draw:caption-point-y="-0.0063in">
              <dc:date>2024-06-23T00:00:00</dc:date>
              <text:p text:style-name="P1"><text:span text:style-name="T1">Draw Down:</text:span></text:p>
              <text:p text:style-name="P1"><text:span text:style-name="T3">Achieved a max DD of 30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9" draw:text-style-name="P2" svg:width="1.8264in" svg:height="0.8335in" svg:x="7.9063in" svg:y="2.1185in" draw:caption-point-x="-0.1602in" draw:caption-point-y="-0.0063in">
              <dc:date>2024-06-23T00:00:00</dc:date>
              <text:p text:style-name="P1"><text:span text:style-name="T1">Trade:</text:span></text:p>
              <text:p text:style-name="P1"><text:span text:style-name="T3">Trade was triggered almost immediately with 3 pip DD.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3" draw:text-style-name="P2" svg:width="2.698in" svg:height="1.865in" svg:x="7.9063in" svg:y="2.3209in" draw:caption-point-x="-0.1602in" draw:caption-point-y="0.9413in">
              <dc:date>2024-06-23T00:00:00</dc:date>
              <text:p text:style-name="P1"><text:span text:style-name="T1">Trade Insight:</text:span></text:p>
              <text:p text:style-name="P1"><text:span text:style-name="T2">4H TF</text:span><text:span text:style-name="T3"> has some clean highs @ 2.0588 level.</text:span></text:p>
              <text:p text:style-name="P1"><text:span text:style-name="T4"/></text:p>
              <text:p text:style-name="P1"><text:span text:style-name="T2">1H TF:</text:span><text:span text:style-name="T3"> An old low was taken out, but price did not take out the 2nd low which would result to the continuation of the previous sell trend.</text:span></text:p>
              <text:p text:style-name="P1"><text:span text:style-name="T3">This led to a failure swing low, and eventually forming a bullish market structure.</text:span></text:p>
              <text:p text:style-name="P1"><text:span text:style-name="T3">The total </text:span><text:span text:style-name="T2">DD was 34 pips</text:span><text:span text:style-name="T3">.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54" draw:text-style-name="P2" svg:width="2.8543in" svg:height="2.3228in" svg:x="7.8646in" svg:y="3.3461in" draw:caption-point-x="-0.1185in" draw:caption-point-y="0.1079in">
              <dc:date>2024-06-23T00:00:00</dc:date>
              <text:p text:style-name="P1"><text:span text:style-name="T1">Trade insights:</text:span></text:p>
              <text:p text:style-name="P1"><text:span text:style-name="T2">1D:</text:span><text:span text:style-name="T3"> Generall MS is bullish, this is indicated by a change in MS from the previous bullish move. FVG resting between 2.0407 - 2.0432 levels.</text:span></text:p>
              <text:p text:style-name="P1"><text:span text:style-name="T3"/></text:p>
              <text:p text:style-name="P1"><text:span text:style-name="T2">2H:</text:span><text:span text:style-name="T3"> Formation of a bearish OB, after the BSL was taken out.</text:span></text:p>
              <text:p text:style-name="P1"><text:span text:style-name="T3"/></text:p>
              <text:p text:style-name="P1"><text:span text:style-name="T2">1H:</text:span><text:span text:style-name="T3"> A bearish MSS was formed right after the clean highs were wiped out.</text:span></text:p>
              <text:p text:style-name="P1"><text:span text:style-name="T4"/></text:p>
              <text:p text:style-name="P1"><text:span text:style-name="T6">Max DD:</text:span><text:span text:style-name="T4"> 28 pips</text:span></text:p>
              <text:p text:style-name="P1"><text:span text:style-name="T4"/></text:p>
              <text:p text:style-name="P1"><text:span text:style-name="T6">NB:</text:span><text:span text:style-name="T4"> </text:span><text:span text:style-name="T3">Though B.E. was hit, trade managed to hit 1:2 </text:span><text:span text:style-name="T2">R:R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0H00M00S" calcext:value-type="time">
            <text:p>12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55" draw:text-style-name="P2" svg:width="2.6563in" svg:height="2.2398in" svg:x="7.9063in" svg:y="4.4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2H:</text:span><text:span text:style-name="T3"> Formation of a bearish MSS</text:span></text:p>
              <text:p text:style-name="P1"><text:span text:style-name="T3"/></text:p>
              <text:p text:style-name="P1"><text:span text:style-name="T2">1H:</text:span><text:span text:style-name="T3"> Formation of a bearish MSS, which price then retraced to the neck-line and sold off for about 40 pips. A daily bullish OB was triggered that then pushed price higher.</text:span></text:p>
              <text:p text:style-name="P1"><text:span text:style-name="T5"/></text:p>
              <text:p text:style-name="P1"><text:span text:style-name="T2">NB:</text:span><text:span text:style-name="T3"> It's always good to ensure price has broken a previous point of liquidity before the formation of a MSS. 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2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6" draw:text-style-name="P2" svg:width="2.8335in" svg:height="1.448in" svg:x="7.9063in" svg:y="5.6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A previous old high waas breached.</text:span></text:p>
              <text:p text:style-name="P1"><text:span text:style-name="T3"/></text:p>
              <text:p text:style-name="P1"><text:span text:style-name="T2">1H:</text:span><text:span text:style-name="T3"> Formation of a bearish MSS, that was activated. Clean lows resting @ 2.0843 level (trade was floating @ 1:2 RR).</text:span></text:p>
              <text:p text:style-name="P1"><text:span text:style-name="T3">Old lows resting @ level 2.0737</text:span></text:p>
              <text:p text:style-name="P1"><text:span text:style-name="T3"/></text:p>
              <text:p text:style-name="P1"><text:span text:style-name="T2">Max DD:</text:span><text:span text:style-name="T3"> 7 pips</text:span></text:p>
              <text:p text:style-name="P1"><text:span text:style-name="T5"/></text:p>
            </office:annotation>
            <text:p><text:s/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3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7" draw:text-style-name="P2" svg:width="2.8024in" svg:height="1.5626in" svg:x="7.9063in" svg:y="8.3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Old low was raided, leaving behind a long wick.</text:span></text:p>
              <text:p text:style-name="P1"><text:span text:style-name="T3"/></text:p>
              <text:p text:style-name="P1"><text:span text:style-name="T2">2H:</text:span><text:span text:style-name="T3"> Formation of a bullish OB</text:span></text:p>
              <text:p text:style-name="P1"><text:span text:style-name="T3"/></text:p>
              <text:p text:style-name="P1"><text:span text:style-name="T2">1H:</text:span><text:span text:style-name="T3"> Bullish MSS formation coupled with some clean highs @ level 2.0723</text:span></text:p>
              <text:p text:style-name="P1"><text:span text:style-name="T3"/></text:p>
              <text:p text:style-name="P1"><text:span text:style-name="T2">Max DD:</text:span><text:span text:style-name="T3"> 15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29" draw:text-style-name="P2" svg:width="2.4169in" svg:height="0.9681in" svg:x="7.9063in" svg:y="9.4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NB: </text:span><text:span text:style-name="T3">SL was triggered and price immediately rallied higher taking out the BSL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58" draw:text-style-name="P2" svg:width="2.5835in" svg:height="0.948in" svg:x="7.9063in" svg:y="10.6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hit SL because the entry was not refined down. The bullish OB @ level 2.0626 was the best entry as seen in the next trade.</text:span></text:p>
              <text:p text:style-name="P1"><text:span text:style-name="T4"/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9" draw:text-style-name="P2" svg:width="2.7189in" svg:height="1.0209in" svg:x="7.9063in" svg:y="10.82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3">The bullish OB acted as a support for price to push higher, triggering my TP and also taking out the BSL @ level 2.0786.</text:span></text:p>
              <text:p text:style-name="P1"><text:span text:style-name="T4"/></text:p>
              <text:p text:style-name="P1"><text:span text:style-name="T2">MAX DD: </text:span><text:span text:style-name="T3">32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0" draw:text-style-name="P2" svg:width="2.7291in" svg:height="1.1039in" svg:x="7.9063in" svg:y="11.01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H: </text:span><text:span text:style-name="T3">Price took out an old high (BSL) which was then followed by a bearish MSS. Price the retraced to the bearish OB that formed as a result of the MSS, pushing price lower.</text:span></text:p>
              <text:p text:style-name="P1"><text:span text:style-name="T3"/></text:p>
              <text:p text:style-name="P1"><text:span text:style-name="T2">MAX DD: </text:span><text:span text:style-name="T3">9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25" draw:text-style-name="P2" svg:width="1.8264in" svg:height="0.8232in" svg:x="7.9063in" svg:y="12.5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38.2 pips</text:span></text:p>
              <text:p text:style-name="P1"><text:span text:style-name="T3"/></text:p>
              <text:p text:style-name="P1"><text:span text:style-name="T3">Trade hit B.E.</text:span></text:p>
              <text:p text:style-name="P1"><text:span text:style-name="T3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61" draw:text-style-name="P2" svg:width="2.3441in" svg:height="1.0835in" svg:x="7.9063in" svg:y="13.6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16 pips</text:span></text:p>
              <text:p text:style-name="P1"><text:span text:style-name="T3"/></text:p>
              <text:p text:style-name="P1"><text:span text:style-name="T3">Trade made a maximum move of 100 pips, which is more than an </text:span><text:span text:style-name="T2">R:R </text:span><text:span text:style-name="T3"><text:s/>of </text:span><text:span text:style-name="T2">1:2</text:span><text:span text:style-name="T3">.</text:span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62" draw:text-style-name="P2" svg:width="1.8264in" svg:height="0.839in" svg:x="7.9063in" svg:y="14.8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B.E. after price bought by 100 pips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float" office:value="2024" calcext:value-type="float" table:number-columns-spanned="7" table:number-rows-spanned="2">
            <text:p>2024</text:p>
          </table:table-cell>
          <table:covered-table-cell table:number-columns-repeated="6" table:style-name="ce25"/>
          <table:table-cell table:number-columns-repeated="1017"/>
        </table:table-row>
        <table:table-row table:style-name="ro1">
          <table:covered-table-cell table:number-columns-repeated="7" table:style-name="ce2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JPY" table:style-name="ta7">
        <table:table-column table:style-name="co22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 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3" draw:text-style-name="P2" svg:width="2.9685in" svg:height="1.5626in" svg:x="7.3752in" svg:y="4.402in" draw:caption-point-x="-0.1394in" draw:caption-point-y="0.202in">
              <dc:date>2024-06-23T00:00:00</dc:date>
              <text:p text:style-name="P1"><text:span text:style-name="T1">Trade insight:</text:span></text:p>
              <text:p text:style-name="P1"><text:span text:style-name="T3">A previous daily old high was taken out after which a bearish MSS was formed, this indicated that a sell was coming in.</text:span></text:p>
              <text:p text:style-name="P1"><text:span text:style-name="T3"/></text:p>
              <text:p text:style-name="P1"><text:span text:style-name="T3">Price retraced to the breaker, consolidated a little bit and formed a FVG that acted as a resistance for price to push lower, which happened in the following momentum candles.</text:span></text:p>
              <text:p text:style-name="P1"><text:span text:style-name="T6">DD = 18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64" draw:text-style-name="P2" svg:width="3.1839in" svg:height="2.2398in" svg:x="7.3961in" svg:y="5.6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A previous old high was cleared, that led to the formation of a bearish MSS. I was aiming for the old lows that were resting @ level 181.010.</text:span></text:p>
              <text:p text:style-name="P1"><text:span text:style-name="T3"/></text:p>
              <text:p text:style-name="P1"><text:span text:style-name="T2">2H: </text:span><text:span text:style-name="T3">Formaion of a bearish MSS, which left behind a FVG that was filled and acted as a resistance zone for price. Aiming for price to take out the old lows.</text:span></text:p>
              <text:p text:style-name="P1"><text:span text:style-name="T3"/></text:p>
              <text:p text:style-name="P1"><text:span text:style-name="T2">3H:</text:span><text:span text:style-name="T3"> This time frame produced the most precise entry for us.</text:span></text:p>
              <text:p text:style-name="P1"><text:span text:style-name="T2">Max DD:</text:span><text:span text:style-name="T3"> 9 pips</text:span></text:p>
              <text:p text:style-name="P1"><text:span text:style-name="T2">NB:</text:span><text:span text:style-name="T3"> Trade made a total of 105 pips, more than </text:span><text:span text:style-name="T2">1:2 R:R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5" draw:text-style-name="P2" svg:width="3.163in" svg:height="1.6976in" svg:x="7.3961in" svg:y="6.7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is overall bullish, this is after if formed a bullish MSS and consolidated around that area. A turtle soup happened which then gave us the bullish move. Clean highs and old highs were resting above as liquidity levels.</text:span></text:p>
              <text:p text:style-name="P1"><text:span text:style-name="T3"/></text:p>
              <text:p text:style-name="P1"><text:span text:style-name="T2">1H:</text:span><text:span text:style-name="T3"> Formation of a bullish MSS coupled by a FVG that acted as support for price to push higher.</text:span></text:p>
              <text:p text:style-name="P1"><text:span text:style-name="T3"/></text:p>
              <text:p text:style-name="P1"><text:span text:style-name="T2">Max DD:</text:span><text:span text:style-name="T3"> 35 pips 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6" draw:text-style-name="P2" svg:width="2.9787in" svg:height="2.7083in" svg:x="7.3961in" svg:y="8.1524in" draw:caption-point-x="-0.1602in" draw:caption-point-y="0.285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is overall bullish, this is after if formed a bullish MSS and consolidated around that area. A turtle soup happened which then gave us the bullish move on Monday. Clean highs and old highs were resting above as liquidity levels.</text:span></text:p>
              <text:p text:style-name="P1"><text:span text:style-name="T3"/></text:p>
              <text:p text:style-name="P1"><text:span text:style-name="T2">4H: </text:span><text:span text:style-name="T3">An old low was broken coupled with a bullish MSS.</text:span></text:p>
              <text:p text:style-name="P1"><text:span text:style-name="T3"/></text:p>
              <text:p text:style-name="P1"><text:span text:style-name="T2">2H, 1H:</text:span><text:span text:style-name="T3"> Old low was raided followed with a bullish MSS, as we targeted the daily clean highs as our levels of liquidity.</text:span></text:p>
              <text:p text:style-name="P1"><text:span text:style-name="T4"/></text:p>
              <text:p text:style-name="P1"><text:span text:style-name="T2">NB:</text:span><text:span text:style-name="T4"> </text:span><text:span text:style-name="T3">Move was a continuation of Mondays bullish move.</text:span></text:p>
              <text:p text:style-name="P1"><text:span text:style-name="T3"/></text:p>
              <text:p text:style-name="P1"><text:span text:style-name="T2">Max DD:</text:span><text:span text:style-name="T3"> 13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9th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826in" svg:height="0.7098in" svg:x="7.3961in" svg:y="9.4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</text:span><text:span text:style-name="T3"> 2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7" draw:text-style-name="P2" svg:width="1.826in" svg:height="0.8232in" svg:x="7.3961in" svg:y="10.6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</text:span><text:span text:style-name="T3"> 8 pips</text:span></text:p>
              <text:p text:style-name="P1"><text:span text:style-name="T5"/></text:p>
            </office:annotation>
            <text:p>Ye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7" draw:text-style-name="P2" svg:width="2.9894in" svg:height="1.2709in" svg:x="7.3961in" svg:y="11.7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H: </text:span><text:span text:style-name="T3">Price tooke out a SSL and formed a bullish MSS, in which price found support at the bullish breaker and the FVG below it. Price the rallied higher taking out the BSL @ level 185.651 &amp; level 186.795.</text:span></text:p>
              <text:p text:style-name="P1"><text:span text:style-name="T3"/></text:p>
              <text:p text:style-name="P1"><text:span text:style-name="T2">MAX DD: </text:span><text:span text:style-name="T3">1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5" draw:text-style-name="P2" svg:width="1.826in" svg:height="0.8232in" svg:x="7.3961in" svg:y="12.9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No drawdown.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4H00M00S" calcext:value-type="time">
            <text:p>4:00 AM</text:p>
          </table:table-cell>
          <table:table-cell table:style-name="ce3" office:value-type="string" calcext:value-type="string">
            <text:p>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JPY" table:style-name="ta8"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15th 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 Total</text:p>
          </table:table-cell>
          <table:covered-table-cell table:style-name="ce13"/>
          <table:table-cell table:style-name="ce15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8" draw:text-style-name="P2" svg:width="2.4685in" svg:height="1.565in" svg:x="7.9343in" svg:y="3.1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was triggered by a previously missed sell trade, that failed to give us an entry. This happened in Oct 2nd, on a Monday at 12:00 PM.</text:span></text:p>
              <text:p text:style-name="P1"><text:span text:style-name="T3"/></text:p>
              <text:p text:style-name="P1"><text:span text:style-name="T3">Purpose to always take every trade that meets your trading model. This was a risky trade but it panned out well with a DD of 19 pips. 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3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 Total</text:p>
          </table:table-cell>
          <table:covered-table-cell table:style-name="ce13"/>
          <table:table-cell table:style-name="ce15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2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 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 Total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DJPY" table:style-name="ta9">
        <table:table-column table:style-name="co9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 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0th 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9" draw:text-style-name="P2" svg:width="2.8335in" svg:height="2.2602in" svg:x="7.1874in" svg:y="3.1272in" draw:caption-point-x="-0.1185in" draw:caption-point-y="0.3268in">
              <dc:date>2024-06-23T00:00:00</dc:date>
              <text:p text:style-name="P1"><text:span text:style-name="T1">Trade Insight:</text:span></text:p>
              <text:p text:style-name="P1"><text:span text:style-name="T3">Daily TF is overall bullish.</text:span></text:p>
              <text:p text:style-name="P1"><text:span text:style-name="T6"/></text:p>
              <text:p text:style-name="P1"><text:span text:style-name="T3">An old low has been taken out leaving behind a wick, and formed a MSS with strong bullish propulsion candles. </text:span></text:p>
              <text:p text:style-name="P1"><text:span text:style-name="T3"/></text:p>
              <text:p text:style-name="P1"><text:span text:style-name="T3">Buy limit order was triggered and rallied up by 56 pips, before coming back to BE on Wednesday @ 3 AM and eventualy taking off to TP. </text:span><text:span text:style-name="T6">DD = 10 pips</text:span></text:p>
              <text:p text:style-name="P1"><text:span text:style-name="T3"/></text:p>
              <text:p text:style-name="P1"><text:span text:style-name="T3">Learn to be patient and avoid placing trades at BE too early.</text:span></text:p>
              <text:p text:style-name="P1"><text:span text:style-name="T4"/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<text:s/>1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3091in" svg:height="0.7098in" svg:x="7.2291in" svg:y="6.0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1.8264in" svg:height="0.8228in" svg:x="7.2291in" svg:y="7.7543in" draw:caption-point-x="-0.1602in" draw:caption-point-y="0.1079in">
              <dc:date>2024-06-23T00:00:00</dc:date>
              <text:p text:style-name="P1"><text:span text:style-name="T1">Trade insights:</text:span></text:p>
              <text:p text:style-name="P1"><text:span text:style-name="T1"/></text:p>
              <text:p text:style-name="P1"><text:span text:style-name="T2">Max DD: </text:span><text:span text:style-name="T3">32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JPY" table:style-name="ta10">
        <table:table-column table:style-name="co28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 Total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 Total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3091in" svg:height="0.7098in" svg:x="8.6008in" svg:y="3.46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</text:span><text:span text:style-name="T3"> 6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3"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52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54">
      <number:day/>
      <number:text>-</number:text>
      <number:month number:textual="true"/>
      <number:text>-</number:text>
      <number:year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56">
      <number:day/>
      <number:text>-</number:text>
      <number:month number:textual="true"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57">
      <number:minutes number:style="long"/>
      <number:text>:</number:text>
      <number:seconds number:style="long" number:decimal-places="1"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</number:time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BPCAD" style:display-name="PageStyle_GBPCA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BPAUD" style:display-name="PageStyle_GBPAU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AUD" style:display-name="PageStyle_EURAU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CAD" style:display-name="PageStyle_EURCA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BPNZD" style:display-name="PageStyle_GBPNZ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JPY" style:display-name="PageStyle_EUR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DJPY" style:display-name="PageStyle_USD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NZD" style:display-name="PageStyle_EURNZ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BPJPY" style:display-name="PageStyle_GBP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DJPY" style:display-name="PageStyle_AUD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il</meta:initial-creator>
    <meta:creation-date>2023-09-02T10:26:51</meta:creation-date>
    <dc:date>2024-06-26T12:07:52.254471462</dc:date>
    <meta:generator>LibreOffice/7.3.7.2$Linux_X86_64 LibreOffice_project/30$Build-2</meta:generator>
    <meta:editing-duration>PT24M10S</meta:editing-duration>
    <meta:editing-cycles>8</meta:editing-cycles>
    <meta:document-statistic meta:table-count="10" meta:cell-count="2744" meta:object-count="1"/>
    <meta:user-defined meta:name="AppVersion">16.0300</meta:user-defined>
  </office:meta>
</office:document-meta>
</file>